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Heading_20_2">
      <style:text-properties fo:font-size="12pt" fo:font-weight="normal" officeooo:rsid="0002b09f" officeooo:paragraph-rsid="0002b09f" style:font-size-asian="10.5pt" style:font-weight-asian="normal" style:font-size-complex="12pt" style:font-weight-complex="normal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02b09f" officeooo:paragraph-rsid="0002b09f"/>
    </style:style>
    <style:style style:name="P6" style:family="paragraph" style:parent-style-name="Text_20_body">
      <style:text-properties officeooo:rsid="0002b09f" officeooo:paragraph-rsid="0002b09f"/>
    </style:style>
    <style:style style:name="P7" style:family="paragraph" style:parent-style-name="Text_20_body">
      <style:text-properties fo:font-size="12pt" fo:font-weight="normal" officeooo:rsid="0002b09f" officeooo:paragraph-rsid="0002b09f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officeooo:paragraph-rsid="0002b09f"/>
    </style:style>
    <style:style style:name="T1" style:family="text">
      <style:text-properties fo:font-size="12pt" fo:font-weight="normal" officeooo:rsid="0002b09f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stituto Federal da Bahia - Valença</text:h>
      <text:p text:style-name="P7">Logica de programação</text:p>
      <text:p text:style-name="P7">Turma 2023.1</text:p>
      <text:p text:style-name="P8"><text:span text:style-name="T1">Aluno: Daniel Santos Martins</text:span></text:p>
      <text:h text:style-name="P1" text:outline-level="1"/>
      <text:h text:style-name="P1" text:outline-level="1">Documentação do Sistema de Aluguel de Veículos</text:h>
      <text:p text:style-name="P6"/>
      <text:h text:style-name="P3" text:outline-level="2">Introdução</text:h>
      <text:p text:style-name="Text_20_body">Este sistema de aluguel de veículos foi desenvolvido para permitir o cadastro de clientes, aluguel de veículos disponíveis e gerenciamento das informações dos clientes. O sistema foi desenvolvido utilizando a linguagem de programação Python.</text:p>
      <text:h text:style-name="P3" text:outline-level="2">Funcionalidades</text:h>
      <text:p text:style-name="Text_20_body">O sistema possui as seguintes funcionalidades:</text:p>
      <text:list xml:id="list518820058" text:style-name="L1">
        <text:list-item>
          <text:p text:style-name="P4">Cadastro de Clientes: Permite cadastrar novos clientes, solicitando informações como nome, CPF, senha, endereço e telefone. Além disso, o sistema atribui um saldo inicial de zero ao cliente.</text:p>
        </text:list-item>
        <text:list-item>
          <text:p text:style-name="P4">Aluguel de Veículos: Permite aos clientes alugar veículos disponíveis. Os clientes podem visualizar a lista de veículos disponíveis, selecionar um veículo pelo código e informar a quantidade de horas para aluguel. O sistema verifica se o saldo do cliente é suficiente para realizar o aluguel e, em caso afirmativo, registra o veículo alugado, o número de horas e deduz o valor do saldo do cliente.</text:p>
        </text:list-item>
        <text:list-item>
          <text:p text:style-name="P4">Listagem de Clientes: Permite visualizar a lista de clientes cadastrados, exibindo informações como nome, CPF, endereço, telefone, saldo atual e veículo alugado (se houver).</text:p>
        </text:list-item>
        <text:list-item>
          <text:p text:style-name="P4">Pesquisa de Cliente: Permite pesquisar um cliente específico pelo nome. O sistema exibe as informações do cliente, incluindo nome, CPF, endereço, telefone, saldo atual e veículo alugado (se houver).</text:p>
        </text:list-item>
        <text:list-item>
          <text:p text:style-name="P4">Edição de Informações do Cliente: Permite ao cliente editar suas informações cadastradas, incluindo nome, CPF, senha, endereço e telefone.</text:p>
        </text:list-item>
        <text:list-item>
          <text:p text:style-name="P4">Exclusão de Cadastro: Permite ao cliente excluir seu cadastro do sistema. Antes da exclusão, o sistema solicita uma confirmação para evitar exclusões acidentais.</text:p>
        </text:list-item>
        <text:list-item>
          <text:p text:style-name="P4">Adição de Saldo: Permite ao cliente adicionar saldo à sua conta. O cliente informa o valor a ser adicionado, e o sistema atualiza o saldo do cliente.</text:p>
        </text:list-item>
        <text:list-item>
          <text:p text:style-name="P5">Sair: Encerra o sistema, como está sendo utilizado listas e não um banco de dados, assim que o sistema é encerrado todas as informações serão perdidas.</text:p>
        </text:list-item>
      </text:list>
      <text:h text:style-name="Heading_20_2" text:outline-level="2"><text:soft-page-break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6:41:28.749542541</meta:creation-date>
    <dc:date>2023-07-11T06:48:10.831283618</dc:date>
    <meta:editing-duration>PT6M42S</meta:editing-duration>
    <meta:editing-cycles>1</meta:editing-cycles>
    <meta:document-statistic meta:table-count="0" meta:image-count="0" meta:object-count="0" meta:page-count="2" meta:paragraph-count="17" meta:word-count="313" meta:character-count="2028" meta:non-whitespace-character-count="1740"/>
    <meta:generator>LibreOffice/7.4.6.2$Linux_X86_64 LibreOffice_project/40$Build-2</meta:generator>
  </office:meta>
</office:document-meta>
</file>